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1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高阶函数:用函数做参数或返回一个函数</text:p>
            <text:p/>
            <text:p><text:span text:style-name="T1">它减少了重复代码</text:span></text:p>
            <text:p><text:span text:style-name="T1">它提高了代码的可重用性</text:span></text:p>
            <text:p><text:span text:style-name="T1">它提升了代码含义的清晰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2" draw:layer="layout" svg:width="25.199cm" svg:height="7.532cm" svg:x="1.4cm" svg:y="4.914cm" presentation:class="outline" presentation:user-transformed="true">
          <draw:text-box>
            <text:p><text:span text:style-name="T2">var array = [1, 2, 3];</text:span></text:p>
            <text:p><text:span text:style-name="T2">for (var i = 0; i &lt; array.length; i++) {</text:span></text:p>
            <text:p><text:span text:style-name="T2"><text:s text:c="2"/></text:span><text:span text:style-name="T2">var current = array[i];</text:span></text:p>
            <text:p><text:span text:style-name="T2"><text:s text:c="2"/></text:span><text:span text:style-name="T2">console.log(current);</text:span></text:p>
            <text:p><text:span text:style-name="T2">}</text:span></text:p>
            <text:p><text:span text:style-name="T2"/></text:p>
            <text:p><text:span text:style-name="T2"/></text:p>
            <text:p/>
          </draw:text-box>
        </draw:frame>
        <draw:frame draw:style-name="gr2" draw:text-style-name="P3" xml:id="id1" draw:id="id1" draw:layer="layout" svg:width="24.492cm" svg:height="7.377cm" svg:x="1.27cm" svg:y="12.446cm">
          <draw:text-box>
            <text:p><text:span text:style-name="T2">function forEach(array, action) {</text:span></text:p>
            <text:p><text:span text:style-name="T2"><text:s text:c="2"/></text:span><text:span text:style-name="T2">for (var i = 0; i &lt; array.length; i++)</text:span></text:p>
            <text:p><text:span text:style-name="T2"><text:s text:c="4"/></text:span><text:span text:style-name="T2">action(array[i]);</text:span></text:p>
            <text:p><text:span text:style-name="T2">}</text:span></text:p>
            <text:p><text:span text:style-name="T2">forEach(["Wampeter", "Foma", "Granfalloon"], console.log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1" anim:sub-item="background" smil:attributeName="visibility" smil:to="visible"/>
                  <anim:animate smil:dur="0.5s" smil:fill="hold" smil:targetElement="id1" anim:sub-item="background" smil:attributeName="x" smil:values="x;x" smil:keyTimes="0;1"/>
                  <anim:animate smil:dur="0.5s" smil:fill="hold" smil:targetElement="id1" anim:sub-item="backgroun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text-style-name="P2" draw:layer="layout" svg:width="25.199cm" svg:height="14.39cm" svg:x="1.4cm" svg:y="4.914cm" presentation:class="outline" presentation:user-transformed="true">
          <draw:text-box>
            <text:p><text:span text:style-name="T2">function add(value1){</text:span></text:p>
            <text:p><text:span text:style-name="T2"><text:s text:c="4"/></text:span><text:span text:style-name="T2">return function(value2){return value1+value2;};</text:span></text:p>
            <text:p><text:span text:style-name="T2">}</text:span></text:p>
            <text:p><text:span text:style-name="T2">var firtstResult=add(1)(2);</text:span></text:p>
            <text:p><text:span text:style-name="T2">console.log(firtstResult);</text:span></text:p>
            <text:p><text:span text:style-name="T2"/></text:p>
            <text:p><text:span text:style-name="T2">var outer=add(1);</text:span></text:p>
            <text:p><text:span text:style-name="T2">var secondResult=outer(2);</text:span></text:p>
            <text:p><text:span text:style-name="T2">console.log(secondResul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5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ray</text:p>
                <text:list>
                  <text:list-item>
                    <text:p>sort</text:p>
                  </text:list-item>
                  <text:list-item>
                    <text:p>every</text:p>
                  </text:list-item>
                  <text:list-item>
                    <text:p>some</text:p>
                  </text:list-item>
                  <text:list-item>
                    <text:p>filter</text:p>
                  </text:list-item>
                  <text:list-item>
                    <text:p>forEach</text:p>
                  </text:list-item>
                  <text:list-item>
                    <text:p>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0:58:56.451721452</meta:creation-date>
    <meta:generator>LibreOffice/5.1.2.2$Linux_X86_64 LibreOffice_project/10m0$Build-2</meta:generator>
    <dc:date>2016-05-25T09:49:28.195390379</dc:date>
    <meta:editing-duration>PT1H13M37S</meta:editing-duration>
    <meta:editing-cycles>11</meta:editing-cycles>
    <meta:document-statistic meta:object-count="38"/>
  </office:meta>
</office:document-meta>
</file>